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5-01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4-05-2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4-02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3-01-2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2-05-0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2-02-1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1-03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0-05-0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20-01-3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3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2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7-01-1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2-2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3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8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1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8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6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5-1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3-09-1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3-09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3-08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3-08-1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2-05-1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1-05-1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10-05-27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09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0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06-05-0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33107011002</text:p>
          </table:table-cell>
          <table:table-cell office:value-type="string" calcext:value-type="string">
            <text:p>19S.02W.26.321 H-26</text:p>
          </table:table-cell>
          <table:table-cell office:value-type="string" calcext:value-type="string">
            <text:p>2006-01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86" meta:object-count="0"/>
    <meta:user-defined meta:name="AppVersion">3.0</meta:user-defined>
  </office:meta>
</office:document-meta>
</file>